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Bitstream Charter" svg:font-family="'Bitstream Charter'"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3.4625in"/>
    </style:style>
    <style:style style:name="Table2.B" style:family="table-column">
      <style:table-column-properties style:column-width="3.464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5" style:family="table">
      <style:table-properties style:width="6.9375in" fo:margin-left="-0.0063in" table:align="left" fo:keep-with-next="always"/>
    </style:style>
    <style:style style:name="Table5.A" style:family="table-column">
      <style:table-column-properties style:column-width="6.9375in"/>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Bitstream Charter"/>
    </style:style>
    <style:style style:name="P2" style:family="paragraph" style:parent-style-name="Standard">
      <style:paragraph-properties fo:text-align="center" style:justify-single-word="false"/>
      <style:text-properties style:font-name="Bitstream Charter"/>
    </style:style>
    <style:style style:name="P3" style:family="paragraph" style:parent-style-name="Standard">
      <style:paragraph-properties fo:text-align="justify" style:justify-single-word="false"/>
      <style:text-properties style:font-name="Bitstream Charter"/>
    </style:style>
    <style:style style:name="P4" style:family="paragraph" style:parent-style-name="Standard">
      <style:paragraph-properties fo:text-align="justify" style:justify-single-word="false"/>
      <style:text-properties style:font-name="Bitstream Charter" fo:font-weight="bold"/>
    </style:style>
    <style:style style:name="P5" style:family="paragraph" style:parent-style-name="Standard">
      <style:paragraph-properties fo:text-align="start" style:justify-single-word="false"/>
      <style:text-properties style:font-name="Bitstream Charter" fo:font-weight="bold"/>
    </style:style>
    <style:style style:name="P6" style:family="paragraph" style:parent-style-name="Standard">
      <style:text-properties style:font-name="Bitstream Charter" fo:font-style="italic"/>
    </style:style>
    <style:style style:name="P7" style:family="paragraph" style:parent-style-name="Standard">
      <style:paragraph-properties fo:text-align="justify" style:justify-single-word="false"/>
      <style:text-properties style:font-name="Bitstream Charter" fo:font-style="italic"/>
    </style:style>
    <style:style style:name="P8" style:family="paragraph" style:parent-style-name="Standard">
      <style:paragraph-properties fo:text-align="justify" style:justify-single-word="false"/>
      <style:text-properties style:font-name="Bitstream Charter" fo:font-style="italic" fo:font-weight="bold"/>
    </style:style>
    <style:style style:name="P9" style:family="paragraph" style:parent-style-name="Standard">
      <style:text-properties style:font-name="Bitstream Charter" fo:font-style="italic" style:font-style-asian="italic" style:font-style-complex="italic"/>
    </style:style>
    <style:style style:name="P10" style:family="paragraph" style:parent-style-name="Standard">
      <style:paragraph-properties fo:text-align="justify" style:justify-single-word="false"/>
      <style:text-properties style:font-name="Bitstream Charter" fo:font-style="italic" style:font-style-asian="italic" style:font-style-complex="italic"/>
    </style:style>
    <style:style style:name="P11" style:family="paragraph" style:parent-style-name="Standard">
      <style:text-properties style:font-name="Bitstream Charter" fo:font-size="10pt" style:font-size-asian="10pt" style:font-size-complex="10pt"/>
    </style:style>
    <style:style style:name="P12" style:family="paragraph" style:parent-style-name="Standard">
      <style:paragraph-properties fo:line-height="200%"/>
      <style:text-properties style:font-name="Bitstream Charter"/>
    </style:style>
    <style:style style:name="P13" style:family="paragraph" style:parent-style-name="Standard">
      <style:paragraph-properties fo:line-height="200%" fo:text-align="justify" style:justify-single-word="false"/>
      <style:text-properties style:font-name="Bitstream Charter"/>
    </style:style>
    <style:style style:name="P14" style:family="paragraph" style:parent-style-name="Table_20_Contents">
      <style:text-properties style:font-name="Bitstream Charter"/>
    </style:style>
    <style:style style:name="P15" style:family="paragraph" style:parent-style-name="Table_20_Contents">
      <style:paragraph-properties fo:text-align="center" style:justify-single-word="false"/>
      <style:text-properties style:font-name="Bitstream Charter"/>
    </style:style>
    <style:style style:name="P16" style:family="paragraph" style:parent-style-name="Table_20_Contents">
      <style:text-properties style:font-name="Bitstream Charter" fo:font-size="10pt" style:font-size-asian="10pt" style:font-size-complex="10pt"/>
    </style:style>
    <style:style style:name="P17" style:family="paragraph" style:parent-style-name="Standard">
      <style:text-properties style:font-name="Bitstream Charter"/>
    </style:style>
    <style:style style:name="P18" style:family="paragraph" style:parent-style-name="Standard">
      <style:text-properties style:font-name="Bitstream Charter" fo:font-style="italic"/>
    </style:style>
    <style:style style:name="P19" style:family="paragraph" style:parent-style-name="Standard">
      <style:text-properties style:font-name="Bitstream Charter" fo:font-style="italic" style:font-style-asian="italic" style:font-style-complex="italic"/>
    </style:style>
    <style:style style:name="P20" style:family="paragraph" style:parent-style-name="Standard">
      <style:paragraph-properties fo:text-align="justify" style:justify-single-word="false"/>
      <style:text-properties style:font-name="Bitstream Charter" fo:font-style="italic" style:font-style-asian="italic" style:font-style-complex="italic"/>
    </style:style>
    <style:style style:name="P21" style:family="paragraph" style:parent-style-name="Standard">
      <style:paragraph-properties fo:line-height="200%"/>
      <style:text-properties style:font-name="Bitstream Charter" fo:font-style="italic" style:font-style-asian="italic" style:font-style-complex="italic"/>
    </style:style>
    <style:style style:name="P22" style:family="paragraph" style:parent-style-name="Standard">
      <style:paragraph-properties fo:line-height="200%" fo:text-align="justify" style:justify-single-word="false"/>
      <style:text-properties style:font-name="Bitstream Charter" fo:font-style="italic" style:font-style-asian="italic" style:font-style-complex="italic"/>
    </style:style>
    <style:style style:name="P23" style:family="paragraph" style:parent-style-name="Standard">
      <style:paragraph-properties fo:text-align="justify" style:justify-single-word="false"/>
      <style:text-properties style:font-name="Bitstream Charter" fo:font-style="italic"/>
    </style:style>
    <style:style style:name="P24" style:family="paragraph" style:parent-style-name="Standard">
      <style:paragraph-properties fo:line-height="200%" fo:text-align="justify" style:justify-single-word="false"/>
      <style:text-properties style:font-name="Bitstream Charter" fo:font-style="italic"/>
    </style:style>
    <style:style style:name="P25" style:family="paragraph" style:parent-style-name="Standard">
      <style:paragraph-properties fo:text-align="justify" style:justify-single-word="false"/>
      <style:text-properties style:font-name="Bitstream Charter" fo:font-weight="bold"/>
    </style:style>
    <style:style style:name="P26" style:family="paragraph" style:parent-style-name="Standard">
      <style:paragraph-properties fo:line-height="200%" fo:text-align="justify" style:justify-single-word="false"/>
      <style:text-properties style:font-name="Bitstream Charter" fo:font-weight="bold" style:font-weight-asian="bold" style:font-weight-complex="bold"/>
    </style:style>
    <style:style style:name="P27" style:family="paragraph" style:parent-style-name="Standard">
      <style:paragraph-properties fo:text-align="justify" style:justify-single-word="false"/>
      <style:text-properties style:font-name="Bitstream Charter"/>
    </style:style>
    <style:style style:name="P28" style:family="paragraph" style:parent-style-name="Standard">
      <style:paragraph-properties fo:line-height="200%"/>
      <style:text-properties style:font-name="Bitstream Charter"/>
    </style:style>
    <style:style style:name="P29" style:family="paragraph" style:parent-style-name="Standard">
      <style:paragraph-properties fo:line-height="200%" fo:text-align="justify" style:justify-single-word="false"/>
      <style:text-properties style:font-name="Bitstream Charter"/>
    </style:style>
    <style:style style:name="P30" style:family="paragraph" style:parent-style-name="Standard">
      <style:paragraph-properties fo:text-align="justify" style:justify-single-word="false"/>
      <style:text-properties style:font-name="Bitstream Charter" fo:font-style="normal" style:font-style-asian="normal" style:font-style-complex="normal"/>
    </style:style>
    <style:style style:name="P31" style:family="paragraph" style:parent-style-name="Table_20_Contents">
      <style:text-properties style:font-name="Bitstream Charter"/>
    </style:style>
    <style:style style:name="P32" style:family="paragraph" style:parent-style-name="Table_20_Contents">
      <style:text-properties style:font-name="Bitstream Charter" fo:font-size="10pt" style:font-size-asian="10pt" style:font-size-complex="10pt"/>
    </style:style>
    <style:style style:name="P33" style:family="paragraph" style:parent-style-name="Table_20_Contents">
      <style:paragraph-properties fo:text-align="justify" style:justify-single-word="false"/>
      <style:text-properties style:font-name="Bitstream Charter" fo:font-size="10pt" style:font-size-asian="10pt" style:font-size-complex="10pt"/>
    </style:style>
    <style:style style:name="P34" style:family="paragraph" style:parent-style-name="Table_20_Contents">
      <style:text-properties style:font-name="Bitstream Charter" fo:font-weight="bold" style:font-weight-asian="bold" style:font-weight-complex="bold"/>
    </style:style>
    <style:style style:name="P35" style:family="paragraph" style:parent-style-name="Table">
      <style:paragraph-properties fo:keep-with-next="alway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color="#ff0000" fo:font-weight="normal" style:font-weight-asian="normal" style:font-weight-complex="normal"/>
    </style:style>
    <style:style style:name="T6" style:family="text">
      <style:text-properties fo:background-color="#ffff00"/>
    </style:style>
    <style:style style:name="T7" style:family="text">
      <style:text-properties style:font-name="Bitstream Charter" fo:font-size="10pt" style:font-size-asian="10pt" style:font-size-complex="10pt"/>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Learning about Our Neighborhoods </text:p>
      <text:p text:style-name="P2">through Web Map Stories</text:p>
      <text:p text:style-name="P2"/>
      <text:p text:style-name="P2"/>
      <text:p text:style-name="P3"/>
      <text:p text:style-name="P4">FOREWORD <text:span text:style-name="T5">(Nancy, is it OK to have a “Foreword” in a Thesis? I feel pretentious for having one, but it is important to me that I somehow include this section)</text:span></text:p>
      <text:p text:style-name="P3"/>
      <text:p text:style-name="P7"><text:tab/>“Any hope for a sustainable future lies in the personal choices and actions of millions of people all over the world, most of whom live in cities and towns, and their understandings and sense of place will play important roles in the choices they make or believe they can or should make.” (McClaren 2009, 305) </text:p>
      <text:p text:style-name="P3"/>
      <text:p text:style-name="P13"><text:tab/>Population urbanization is happening around the world at an ever increasing rate. The world population is now 54% urban (United Nations 2014) and for economically developed regions this number is much higher. <text:s/>In California for example, 95% of the population is urban (US Census 2010). <text:s/>While urbanization brings promises of economic and other opportunities, it has also historically contributed to our detachment from nature. </text:p>
      <text:p text:style-name="P13"><text:tab/>Cities inherently separate urban citizens from wild landscapes. <text:s/>The physical boundary between urban and wild spaces is almost always clearly visible and poignantly felt. <text:s/>This stark geographical contrast has also taken over our psychological perception of where nature exists. <text:s/>People go, or believe they have to go, outside of the city to seek experiences with nature. <text:s/>We have forgotten that our cities are built on rich soils, near creeks, and along historic wildlife migratory routes. Remnants of this nature continue to exist in urban spaces - there are fish, birds, insects, and mammals, that find food and shelter in our urban creeks, in our park and backyard plants, and in our soils. </text:p>
      <text:p text:style-name="P13"><text:tab/>And for as long as we continue to forget that nature exists in our urban spaces, we will continue to lose generations-worth of ecological intuition and understanding, a phenomenon that Peter Kahn (2002) calls Environmental Generational Amnesia. <text:s/>New generations have no memory of the natural environment as it might have been during prior <text:soft-page-break/>generations. <text:s/>Without any intervention, such as environmental education, Environmental Generational Amnesia creates a vicious downward spiral in what urban citizens know about nature and in their willingness to prioritize environmental and ecological protection, integration, and nourishment over mindless urban development. Unfortunately, ecological principles are rarely taught at schools and urban environments have almost never been considered in environmental education programs (Barnett 2009; Greenwood 2009; McClaren 2009). <text:s/>Generations are raised “without a clue why the color of the water in their rivers is related to their food supply, or why storms are becoming more severe as the planet warms. The same persons as adults will create businesses, vote, have families, and above all, consume” (Orr 1992, 5). <text:s/></text:p>
      <text:p text:style-name="P13"><text:tab/>Without any education interventions, our detachment from nature is omnipresent and structured to persist. <text:s/>But this cannot continue. <text:s/>There must be greater recognition that the geographic reality of “nature” is not a rigid spatial dichotomy between “urban” and “wild”, but a complex network of physical environments that nourish all kinds of life, existing inside and outside of cities. <text:s/>In fact, cities are connected to other cities and landscapes through the flow of water and nutrients, the movement of air, and the migration of animals. <text:s/></text:p>
      <text:p text:style-name="P13"><text:tab/>Nature - wild nature - is very much present in our urban spaces, and is perhaps most visible in the wildlife that seeks to use our urban trees, creeks, backyard gardens, and local parks. <text:s/>Most cities do not offer stereotypical grand wild landscapes that make your heart skip or take your breath away. <text:s/>But we can still have highly memorable experiences with nature without ever leaving our cities. You can find a hermit thrush overwintering in your backyard just as you will find it raising its young in remote and wild scrub lands. <text:s/>You can find salmon and steelhead making their way up your local urban creek just as you will find them making their way up the Wild and Scenic Eel River. <text:s text:c="2"/>It is true that the natural habitats found <text:soft-page-break/>in urban areas often constitute an ecosystem that is disturbed, unhealthy, and poorly representative of the native, pre-urban ecosystem (Orr 1992), but it is nonetheless there, and when we begin to recognize it, talk about it, and experience it, we will also begin to care about it, to learn from it, and improve it. </text:p>
      <text:p text:style-name="P3"/>
      <text:p text:style-name="P3"/>
      <text:p text:style-name="P3"/>
      <text:p text:style-name="P3"/>
      <text:p text:style-name="P3"><text:span text:style-name="T1">INTRODUCTION</text:span> </text:p>
      <text:p text:style-name="P3"/>
      <text:p text:style-name="P13"><text:tab/>The San Francisco Bay Area is a rapidly growing, globally connected metropolis, with high urban density and an increasing transient population that temporarily comes here to work and study. <text:s/>But the San Francisco Bay Area is also a continentally vital estuary system and is internationally recognized as a biodiversity hotspot. <text:s/>If the SF Bay Area is to have a future that sustains a growing human population, but also preserves its unique ecological habitats and status as a biodiversity hotspot, it is paramount that the people that live here are ecologically conscientious of their local environment. <text:s/></text:p>
      <text:p text:style-name="P13"><text:tab/>A great start to such stewardship of urban nature is learning to recognize the living and non-living natural systems that exist in our urban spaces. But how does an entire urban citizenry become more ecologically aware? <text:s/>So far, the common approach to ecological literacy has been through environmental education programs and initiatives that often target children and youth. <text:s/>Environmental education is shown to improve children's environmental awareness, interests, and intentions, and the results of hands-on workshops improve children’s awareness of invisible forms of water and air pollution (Kubota et al. 2013; others?). <text:s/>These young adults are our future voting and acting citizens, and studies show that an ecologically literate public is more likely to understand and support both bottom-up and top-down environmental solutions, especially if the public feels personally invested and has the tools to change its <text:soft-page-break/>behavior (Ryan 2005; Zion et al. 2011; Stevenson et al. 2013). <text:s/>Environmental knowledge also empowers communities to tackle both local and global issues like climate change and habitat destruction (Thomashow 2002). <text:s/></text:p>
      <text:p text:style-name="P13"><text:tab/>Although knowledge and cognizance of an issue is a prerequisite to action (Hungerfold and Volk 1990), it is not enough. <text:s/>Effective environmental education programs will focus on places that are dear to us, in an effort that’s called place-based environmental education. <text:s/>Stedman (2002, 577)’s research shows that “we are willing to fight for places that are more central to our identities and that we perceive as being in less-than-optimal condition.” <text:s/>Such places can be our homes, backyards, local neighborhoods, and even our cities; they tend to hold deep significance for us and we feel certain levels of ownership over them, which is a major variable in responsible citizen behavior (Hungerford and Volk 1990). These places where we live provide immediate context for understanding the interaction between landscape, infrastructure and culture (Sobel 2005), which helps us understand their connection to other places and the impacts of our behavior on local quality of life (Thomashow 2002). So part of the success behind place-based environmental education is the immediate and very personal context that local places provide. <text:s text:c="2"/></text:p>
      <text:p text:style-name="P13"><text:tab/>This emotional attachment that we have to the places where we work, live, and play is a psychological phenomenon that environmental psychologists call “place-attachment” (Low and Altman 1992). <text:s/>Not surprisingly, stronger attachment to the local natural environment is correlated with pro-environmental behavior (Scannell and Gifford 2010, others?). <text:s/>But Vorkinn and Riese (2001) say that pro-environmental concern also depends on <text:span text:style-name="T3">what</text:span> a place means to us, a concept referred to as place-meaning (Stedman 2008). <text:s/>Brehm, Eisenhauer, and Stedman (2013, 533) explain that place-meanings represent “[our] perceived interconnection between [our]selves and nature (biosphere),” a perception that is rooted specifically to a given <text:soft-page-break/>place. With all this in mind, place-based environmental education might actually be doing more than simply educating people. <text:s/>Is it possible that by learning about our local environment, we are learning to see our backyards, neighborhoods and cities in a new way and attribute new meanings to them? <text:s/>Is place-based environmental education deepening our place-attachment to our local nature? <text:s/>If that’s the case, then going back to an earlier question, I also ask how can an entire urban citizenry gain access to some form of place-based environmental education? </text:p>
      <text:p text:style-name="P13"><text:tab/>Place-based environmental education programs and initiatives are currently reaching only a small subset of the population and are commonly geared toward younger populations (e.g., Stern, Powell, &amp; Ardoin 2008; Braun, Buyer, &amp; Randler 2009; Shellmann and Bogner 2013). <text:s/>While it is critical to provide this education to young people, the majority of the population is left out. <text:s/>We need to think of a new learning framework that utilizes the strengths of place-based environmental education programs, but is always available to the entire urban populace, focuses on the local level, encourages exploration and action, and evolves with the local ecosystem and environment. <text:s/>In particular, we can utilize interactive online maps as a place-based environmental education medium. <text:s/>Online maps are easily accessible and always present, can focus on a given place, can be quickly edited to reflect new information and changes in the environment, and can be designed to encourage action. <text:s/>And we can even go a little further. <text:s/>Since people learn particularly well from stories as oppose to cold facts, web-map stories can be utilized to convey place-based environmental knowledge in a more fluid, engaging and purposeful manner. <text:s/></text:p>
      <text:p text:style-name="P3"><text:tab/></text:p>
      <text:p text:style-name="P3"/>
      <text:p text:style-name="P8"/>
      <text:p text:style-name="P8"/>
      <text:p text:style-name="P8"/>
      <text:p text:style-name="P8"><text:soft-page-break/>Purpose</text:p>
      <text:p text:style-name="P8"/>
      <text:p text:style-name="P13"><text:tab/>This research utilizes web-map stories as an environmental educational medium to convey knowledge on urban avian wildlife and creek systems to the citizens of Berkeley, California. <text:s/>The primary objective of this thesis is to investigate the impact of place-based environmental knowledge on ecological place-meanings and place-attachment. <text:s/>A secondary objective is understanding how this impact is dependent on 1) place scale, 2) gender, 3) commitment to place, and 4) geographic location. Another secondary objective is to investigate the intent to seek in-person experiences with nature in Berkeley, and the intent for pro-environmental behavior, resulting from exploration of these web-map stories. <text:s/></text:p>
      <text:p text:style-name="P13"/>
      <text:p text:style-name="P3"/>
      <text:p text:style-name="P4">LITERATURE REVIEW: FRAMEWORK</text:p>
      <text:p text:style-name="P3"/>
      <text:p text:style-name="P5"/>
      <text:p text:style-name="P5">Part 1. Sense-of-Place: Place-attachment and Place-meanings</text:p>
      <text:p text:style-name="P13"/>
      <text:p text:style-name="P13"><text:tab/>Everything we do happens at a particular place, and our behavior is influenced by our sense of that place. <text:s/>“Sense-of-place” was casually introduced as a concept in urban planning circa 1960 (e.g. Lynch 1960), but it was the work of geographers Edward Relph (1976) and Yi-Fu Tuan (1974, 1976, 1977) that launched a deeper investigation of “place”, how we experience places and how we form a sense of place. <text:s/></text:p>
      <text:p text:style-name="P13"><text:tab/>Our experiences of the social and physical dimensions of place are inherently self-centered (Tuan 1974, 1976, 1977; Relph 1976). <text:s/>Consequently, we imbue significance and meanings onto place through processes that environmental psychologists identify as place-attachment and place-meanings. <text:s/>Together, our place-attachment and place-meanings directly contribute to our sense of place (Kudryavtsev et al. 2012a, 2012b). <text:s/></text:p>
      <text:p text:style-name="P13"><text:soft-page-break/><text:tab/>As Kudryavtsev et al. (2012a, 2012b) suggest, it is important to consider both concepts together when studying sense-of-place. <text:s/>Particularly, place-meanings help us understand the reasons for place-attachment. <text:s/>Stedman (2002, 566) explains: “knowing that someone is strongly attached to place does not by itself suggest much about the nature of this attachment or what behaviors might ensure”. <text:s/>To illustrate Stedman’s (2002) argument, let’s use the statement “The forest is a very important place to me,” which is indicative of strong place-attachment. <text:s/>However, the reason for this attachment is unclear unless we follow up with a statement that describes what that place means to us. <text:s/>“The forest is a very important place to me; it’s a source of lumber and job security,” the latter being an example of a resource-economic place-meaning. But for another person, the forest might have an ecological place-meaning, e.g., it is a place that slows down surface runoff, it is a place that provides habitat for endangered wildlife, etc. <text:s/>So it becomes obvious that we need to understand place-meanings in order to understand the reason for place-attachment. <text:s/>Below I review the theoretical foundation of the place-attachment and place-meanings, as well as literature that has added to our understanding of these concepts through empirical studies. <text:s/></text:p>
      <text:p text:style-name="P13"/>
      <text:p text:style-name="P3">1: Place-attachment </text:p>
      <text:p text:style-name="P3"/>
      <text:p text:style-name="P3"/>
      <text:p text:style-name="P10">Defining Place-attachment</text:p>
      <text:p text:style-name="P3"><text:tab/></text:p>
      <text:p text:style-name="P13"><text:tab/>Environmental psychologists commonly define “place-attachment” as the bond that a person forms with place; an entire community or culture can also form such a bond with place (Low and Altman 1992; Hidalgo and Hernandez 2001; Nanzer 2004). <text:s/>Low and Altman (1992, 5) assert that “place-attachment involves an interplay of affects and emotions, knowledge and beliefs, and behavior and actions in reference to place.” <text:s/>In other words, a <text:soft-page-break/>person's relationship with place has emotional, cognitive, and physical components that are often inseparable and interdependent (Low and Altman 1992; Manzo 2008). <text:s/>Moreover, place-attachments are not stagnant, but they change as a reflection of the external and internal forces that influence how we experience and perceive a place. <text:s/></text:p>
      <text:p text:style-name="P3"/>
      <text:p text:style-name="P3"/>
      <text:p text:style-name="P10">To what exactly are we attached? </text:p>
      <text:p text:style-name="P3"><text:tab/></text:p>
      <text:p text:style-name="P13"><text:tab/>Stedman (2003, 826) says that “It is not enough to know the strength of one's attachment to the setting, but precisely to <text:span text:style-name="T3">what</text:span> one is attached.” We can form attachments to any aspect or dimension of place. <text:s/>We are commonly attached to physical aspects of place, like the built or natural topography of place, or its wildlife community; but we can also be attached to the social and cultural aspects of place, such as our friends, family, and the larger community (Low and Altman 1992, Raymond et al. 2010; Scannell and Gifford 2010). <text:s/>Somewhat abstractly, people can also form bonds with what a place symbolizes and means to them (Raymond et al. 2010; Low and Altman 1992). <text:s/></text:p>
      <text:p text:style-name="P3"/>
      <text:p text:style-name="P3"/>
      <text:p text:style-name="P10">How do we develop place-attachments?</text:p>
      <text:p text:style-name="P3"/>
      <text:p text:style-name="P12"><text:tab/>The attachment process can be almost instantaneous as a result of a strong, memorable and very personal experience; or it could happen slowly through repeated exposure to a place (Manzo 2005; Ryan 2005; Stedman 2008). <text:s/>The mechanisms by which we develop our place-attachments are as varied as our experiences, but they can be generalized into environmental, psychological, and sociocultural (Altman and Low 1992). <text:s/>Positive social interactions, especially with loved family members and friends, strengthen our bond to the places (Chawla 1992, others?). <text:s/>And with time, we grow fond of places that we perceive as integral to our identity and sense of self (Chawla 1992; Manzo 2005). <text:s/>We grow attached to <text:soft-page-break/>places “where we feel needed, where our participation can contribute to their long-term viability” Kaplan and Kaplan (2005, 279).</text:p>
      <text:p text:style-name="P13"><text:tab/>The physical environment also drives place-attachment. <text:s/>Places that are aesthetically pleasing draw our attention and liking: in a gray and bustling urban environment, people can grow strongly attached to “natural” places that help them keep calm, emotionally strong, clear-headed, and improve their general sense of well-being (Kaplan &amp; Kaplan 2005). <text:s/>It is also important that a place supports our needs (Kaplan &amp; Kaplan 2005, others). For example, access to favorite or required activities was one of the main reasons respondents in the Nanzer (2004) study really liked the state of Michigan. <text:s/></text:p>
      <text:p text:style-name="P3"/>
      <text:p text:style-name="P3"><text:tab/></text:p>
      <text:p text:style-name="P3">2: Place-Meaning <text:s text:c="3"/></text:p>
      <text:p text:style-name="P3"/>
      <text:p text:style-name="P10">Defining Place-meaning</text:p>
      <text:p text:style-name="P3"><text:tab/></text:p>
      <text:p text:style-name="P13"><text:tab/>“Place-meaning” or “place-meanings” is a concept that refers to the symbolic meanings that people ascribe to places (Stedman 2008; Stewart 2008). <text:s/>Place-meanings are descriptive and answer the question of “What <text:span text:style-name="T3">kind </text:span>of a place is this?” (Stedman 2008). <text:s/>A single person, a community, or an entire culture can ascribe meanings to a place. <text:s/>These meanings are symbolic: they are representative of a reality, a personal perspective, or a belief regarding a given place (Stedman 2008). <text:s/>Stewart (2008, 84) explains that “'place-meanings' characterize ways in which an environment may be valued, and in doing so, describe the uniqueness of a locale in ways that differentiate it from other locales.” And so, the literature agrees that a single place often means different things to different people as a reflection of the variety of values, needs, and priorities that govern us at the individual level (e.g., Gustafson 2001; Stedman 2008). <text:s/>But if there is strong commonality in the way a place is experienced, it is also possible for place-meanings to converge and agree (Stedman 2008). <text:s/>Furthermore, <text:soft-page-break/>Gustafson (2001) shows that place-meanings fall somewhere along and inside a triangular continuum of relationships between the self, others, and the environment (Fig ?). <text:s/></text:p>
      <text:p text:style-name="P3"><text:tab/> </text:p>
      <text:p text:style-name="P3"><text:tab/></text:p>
      <text:p text:style-name="P10">How do we develop place-meanings? </text:p>
      <text:p text:style-name="P3"/>
      <text:p text:style-name="P13"><text:tab/>To date, much is hypothesized but little is confirmed about the mechanisms by which we produce place-meanings, or how exactly they affect our place-attachment. <text:s/>Stewart (2008) asserts that to develop a particular place-meaning, people need to have a direct experience with the place; however, we might also be able to develop place-meanings by learning about a place (Stewart 2008). <text:s/>Research shows that place meanings are not fixed, but are often challenged, molded, weakened and strengthened, as a reflection of changes within a place, changes within us, or a reflection of new experiences we have at a place (Cheng, Kruger, and Daniels 2003; Davenport and Anderson 2005; Stewart 2008; Stokowski 2008). While we are aware of some place-meanings, other meanings are revealed to us only after a place is disturbed or we have lost it (Stewart 2008; ?). <text:s/>It is through language and conversation that we can learn about other people's place-meanings, communicate our own, or even create new ones (Stewart 2008; Stokowski 2008). </text:p>
      <text:p text:style-name="P3"/>
      <text:p text:style-name="P3"/>
      <text:p text:style-name="P3"/>
      <text:p text:style-name="P3"/>
      <text:p text:style-name="P3">3: Factors that influence Place-attachment and Place-meaning</text:p>
      <text:p text:style-name="P3"/>
      <text:p text:style-name="P13"><text:tab/>A number of factors influence the type and intensity of our place-attachment and place-meanings. Beckley (2003) hypothesized that some of these factors are culture, geographic scale, the physical environment, length of residency, ecological and sociocultural disruptions, and place-related knowledge. <text:s/>Since then, a lot of research has confirmed Beckley (2003)’s hypotheses and added gender, race, class, and sexual orientation race also influential <text:soft-page-break/>to our relationships with place.</text:p>
      <text:p text:style-name="P3"/>
      <text:p text:style-name="P10">Culture, Society</text:p>
      <text:p text:style-name="P3"/>
      <text:p text:style-name="P13"><text:tab/>It is undeniable that culture and society play a major role in guiding our experiences with place, and therefore, guide our sense of place, our place-attachment and our place-meanings. <text:s/>In fact, there is strong agreement that place-meanings and place-attachment are a social construct (Greider and Garkovich 1994; Eisenhauer, Krannich, and Blahna 2000; Stewart 2008; Stokowski 2008). <text:s/>Greider and Garkovich (1994) posit that society and culture provide us with a specific framework that guides our interpretation and experience of the physical environment. <text:s/>It can then be concluded that place-meanings and place-attachment are a reflection of our given society and culture (Eisenhauer, Krannich, and Blahna 2000). <text:s/></text:p>
      <text:p text:style-name="P3"/>
      <text:p text:style-name="P3"/>
      <text:p text:style-name="P10">Gender, Race, Class, Sexual Orientation</text:p>
      <text:p text:style-name="P3"/>
      <text:p text:style-name="P13"><text:tab/>The cultural values and social pressures that come with gender, race, class, or sexual orientation affect our experiences of place, and the consequent place-attachment and place-meanings that we form (Massey 1994; Manzo 2005). <text:s/>In particular, these four factors can restrict the degree to which we feel free and safe in our experience of a place, or even the way in which we experience it. <text:s/>Manzo (2005, 83) concludes from her findings that “the qualities of the places where people felt threatened or excluded … were public places where presumably anyone has access, but where social boundaries have been created”. <text:s/>This harks back to the concept of “outsideness” introduced by Relph (1976), where a person feels alienated or separated from a place, and possibly unsafe and unwelcome. <text:s/>Nanzer (2004) found that gender did not play a significant role in place-attachment, but racial background influenced a person's sense of place. <text:s/>It is important to understand that divergence in research <text:soft-page-break/>findings likely result from a divergence in the cultures and societies of the places being studied. <text:s text:c="2"/></text:p>
      <text:p text:style-name="P3"/>
      <text:p text:style-name="P3"/>
      <text:p text:style-name="P10">The Physical Environment</text:p>
      <text:p text:style-name="P3"/>
      <text:p text:style-name="P13"><text:tab/>While no one is denying the strong influence of social and cultural processes on our sense of place, empirical findings show that “these [social/cultural] influences are not the sole or primary factors involved in emotional attachments to place" (Eisenhauer, Krannich, and Blahna 2000, 438). <text:s/>Namely, the physical environment is another such factor. <text:s/></text:p>
      <text:p text:style-name="P13"><text:tab/>The physical environment provides context for all of our interactions (Stedman 2003; Ardoin 2006). <text:s/>Stedman (2003) explores to what extent the physical environment influences and limits our sociocultural experiences of place, and therefore, affects our place-attachment and place-meaning. <text:s/>It is worth considering how the absence, presence, or quality of a given type of physical environment influences the type and strength of our place-attachment, and the type of place-meanings we attribute to place. <text:s/>For example, Stedman (2003) says that rural settings are more likely to be associated with “wilderness” meanings simply as a result of a lack of dense population, and Kaltenborn (1998) suggests that people develop strong place-attachments to aesthetically pleasing environments. Similarly, Eisenhauer, Krannich, and Blahna (2000) established that “environmental features/characteristics” were one of the dominant reasons for strong attachment to special places in southern Utah. However, the reviewed literature does not investigate the restrictive aspects of our physical environment, which dictates where we can or cannot go, limiting our set of our experiences at a given place. This is especially important for people with physical disabilities.</text:p>
      <text:p text:style-name="P3"/>
      <text:p text:style-name="P9"><text:soft-page-break/>Other Places</text:p>
      <text:p text:style-name="P9"/>
      <text:p text:style-name="P12"><text:tab/>Part of what defines places is their “linkage to the 'outside'” (Massey 1994, 155). <text:s/>Places are linked to other places, and often they are defined by those linkages. Our experiences of a given place are influenced by comparisons we make to other places. For example, one participant in Davenport and Anderson (2005)'s research realized the ecological uniqueness of his local river only after traveling to other places. <text:s/>In other words, our place-attachment and place-meanings are directly and indirectly influenced by other places. </text:p>
      <text:p text:style-name="P3"/>
      <text:p text:style-name="P3"/>
      <text:p text:style-name="P10">Geographic scale</text:p>
      <text:p text:style-name="P3"/>
      <text:p text:style-name="P13"><text:tab/>Our sense-of-place also varies with geographic scale. <text:s/>Nanzer (2004) found that Michigan residents were most strongly attached to their locale as oppose to the larger state or region. <text:s/>Gustafson (2001) analyzed the influence of scale on the type of place-meanings and found that smaller, local places (residences, neighborhoods, villages) were more often associated with self-related place-meanings, while larger places (region, nation, continent) were more often associated with others and/or the environment. <text:s/></text:p>
      <text:p text:style-name="P3"/>
      <text:p text:style-name="P3"/>
      <text:p text:style-name="P10">Length of Residence</text:p>
      <text:p text:style-name="P3"/>
      <text:p text:style-name="P13"><text:tab/>With time, place-meanings mold and change to reflect the new experiences we have at a given place (e.g., Larson, Frietas, and Hicks 2013). <text:s/>Davenport and Anderson (2005) found that place-meanings ascribed to the Niobrara River in Nebraska evolved over time, often growing to include, or at least recognize, the biophysical uniqueness of the river. <text:s/>As for place-attachment, there is general agreement that the longer a person resides in one place, the more attached they become to it (Low and Altman 1992; Gustafson 2001; Nanzer 2004; Raymond, Brown, and Weber 2010).</text:p>
      <text:p text:style-name="P10"><text:soft-page-break/>Disruptions, Change, and Conflict</text:p>
      <text:p text:style-name="P3"/>
      <text:p text:style-name="P13"><text:tab/>Brown (1992) discusses that established place-attachments provide a sense of security and stability. <text:s/>Anything that challenges or disrupts established place-attachments also challenges the security and stability they provide. <text:s/>Such changes are usually undesired and stressful, and can be caused by natural disasters (e.g., <text:span text:style-name="T6">Burley et al. 2007 (not in refs!)</text:span>), plant or animal diseases (e.g., Hunter 2011), or human interventions, like development of pristine areas (Stedman 2003). <text:s/>But in some cases of devastating natural distasters, strong place-attachments and place-meanings motivate people to restore a place and its natural environment (<text:span text:style-name="T6">Burley et al. 2007</text:span>). <text:s/>In other cases, planned changes endanger or challenge established place-meanings and cause conflict between stakeholders (citation ?). <text:s/>But, Davenport and Anderson (2005) conclude from their study that while development challenged some place-meanings, it enhanced others.</text:p>
      <text:p text:style-name="P3"/>
      <text:p text:style-name="P3"/>
      <text:p text:style-name="P10">Knowledge: Personal, Formal, and as Stories</text:p>
      <text:p text:style-name="P3"/>
      <text:p text:style-name="P3">“Once you know, you cannot put that knowledge away.” - Sylvia Alice Earle</text:p>
      <text:p text:style-name="P3"/>
      <text:p text:style-name="P13"><text:tab/>Knowledge plays an important role in developing our a sense of place. <text:s/>There are a few different types of knowledge. <text:s/>Personal knowledge is gained through in-person experiences, whereas formal knowledge is gained through a more factual medium, e.g., a textbook, a teacher, a website. <text:s/>Gustafson (2001) found that place-meanings concerning the relationship between the self and the environment depend on both formal and personal knowledge of the environment. <text:s/>For example, in Davenport and Anderson (2005)’s study on place-meanings for a changing river landscape, some participants reveal that learning about the unique ecological and geological aspects of their river deepened their appreciation for it; others revealed that they’ve personally come to realize how unique their river is by having <text:soft-page-break/>traveled and seen other rivers. <text:s/>Some participants in Barlett (2005)'s study report that learning to identify tree species enhanced their attachment to the natural areas on their college campus.</text:p>
      <text:p text:style-name="P13"><text:tab/>But knowledge can also be gained through stories, which are essentially an effort to personalize formal knowledge. It is not always effective to obtain knowledge in a formal, factual, manner. <text:s/>Barry Lopez (1988) points out that knowing the names of everything in a landscape does not equate to understanding the land; to know the land and to understand its ecology, people have to perceive the relationships between the different components of this land system. Stories bring such relationships to the front and geographically contextualize knowledge and experiences. <text:s/>And because stories are inherently embedded with place-meanings, they make effective mediums for conveying place-meanings to others. <text:s text:c="5"/></text:p>
      <text:p text:style-name="P3"/>
      <text:p text:style-name="P3">(Short paragraph to conclude Part 1?)</text:p>
      <text:p text:style-name="P3"/>
      <text:p text:style-name="P3"/>
      <text:p text:style-name="P4">Part 2. Web-maps, Stories, and Web-map Stories</text:p>
      <text:p text:style-name="P4"/>
      <text:p text:style-name="P13"><text:tab/>Thomashow (2002) says that whether we like it or not, computers and the Internet should play a role in our environmental education. <text:s/>Already, “people spend far more hours in front of video screens than they do walking the land” (Thomashow 2002, 79). <text:s/>This is a new reality that we must adapt to and take advantage of technology to bring people back to the land, back to nature. <text:s/>Maps in particular can be powerful tools for helping people recognize the interdependence between themselves, other people, and other places (Cheng and Kruger 2008). <text:s text:c="2"/>In fact, there are already initiatives specific to learning from online or other types of computer maps. The Cornel Lab of Ornithology developed an interactive map-based PDF that Trautmann, Makinster, &amp; Batek (2013) used to teach avian biodiversity concepts to middle and high school students. <text:s/>The authors suggest that using interactive maps actively engages students, allowing them to think creatively and explore spatial information according to their <text:soft-page-break/>interests, where their piqued curiosity lead them to explore and learn more. ESRI's Story Map <text:s/>tool is used by hundreds of people to create interesting and engaging maps on a variety of topics, and Strachan (2014)'s thesis shows that educators perceive ESRI's Story Map tool as an effective and successful educational technology. <text:s/></text:p>
      <text:p text:style-name="P13"><text:tab/>But why story maps? <text:s/>Even before the widespread use of the Internet, Reutzel (1985) showed that (paper) story maps improve comprehension compared to regular maps. <text:s/>Moreover, stories are always embedded with place-meanings and place-attachment. <text:s/>In fact qualitative researchers extract place-meanings and place-attachments from people's narratives (Davenport and Anderson 2005). <text:s/>In children, stories are particularly effective for idea retention (Hadzigeorgiou et al. 2011), and for adults, stories about local nature helped some participants to reconnect with it (Barlett 2005). <text:s/>So, why not combine the power of stories with the advantages of online maps to engagingly convey place-based environmental knowledge and ecological place-meanings? </text:p>
      <text:p text:style-name="P3"/>
      <text:p text:style-name="P3"/>
      <text:p text:style-name="P3"/>
      <text:p text:style-name="P26">LITERATURE REVIEW: GAPS AND INCONSISTENCIES</text:p>
      <text:p text:style-name="P13"><text:span text:style-name="T8">Inconsistencies</text:span></text:p>
      <text:p text:style-name="P13"><text:tab/>Sense-of-place, and its constituent concepts, is studied by geographers, sociologists, psychologists, urban planners and others, all of whom bring their particular language and perspective (Ardoin 2006). <text:s/>In addition, sense-of-place has a complex multi-dimensionality that spans “ecological, built, social, and symbolic environments” (<text:span text:style-name="T6">Hummon 1992, 253;</text:span> Ardoin 2006). <text:s/>It is then not surprising that the sense-of-place literature is at times difficult to follow or inconsistent in its use of terminology. <text:s/><text:tab/>Regarding a major inconsistency in the terminology, Stedman (2008) and Stewart (2008) point out: “place-meaning” is not the same <text:soft-page-break/>as “place-attachment”. The trouble starts with the words “meaning” and “meaningful” (<text:span text:style-name="T3">syn.</text:span> important, significant), which are often used in the literature to explain or represent place-attachment. <text:s/>For example, <text:s/>“This place is meaningful to me” or “This place holds meaning for me”, where meaningful/meaning are used to convey importance or significance, a place-attachment attribute. <text:s/>Perhaps unintentionally, authors sometimes slip into usage of “place meaning” when they mean “place attachment” (e.g., Manzo 2005, 2008; Stokowski 2008). <text:s/>But this language is misleading, and especially confusing for readers unfamiliar with the field. <text:s/>It might help to hyphenate and pluralize “place meaning” into “place-meanings” to remind that the concept refers to the kinds of meanings we attribute to place, not to the degree of importance/significance of a place. </text:p>
      <text:p text:style-name="P13"/>
      <text:p text:style-name="P13"><text:span text:style-name="T2">Gaps</text:span></text:p>
      <text:p text:style-name="P13"><text:span text:style-name="T4">Conceptual Gaps </text:span></text:p>
      <text:p text:style-name="P13"><text:tab/>The conceptual foundation of sense-of-place is a bit like swiss cheese. <text:s/>Much research remains to be done from all possible perspectives. <text:s/>We are still far from having a definitive model that explains how all the sense-of-place concepts inter-relate to give us our sense-of-place. <text:s/>Is it even possible to have a single definitive model, considering that culture plays such a strong role, or are there inherent psychological mechanisms that are common to all people regardless of culture? We do not know the full spectrum of factors that influence place-attachment and place-meaning, nor the relative degree of their influence. <text:s/>And while a lot of research frames their studies in the social and environmental dimensions of place, other aspects are not considered. <text:s/>Ardoin (2006) argues that place also has a political-economic dimension that contributes to our sense of place, and urges for its inclusion in further studies. <text:s/><text:tab/>And to bring us back specifically to this thesis, studying the role of place-based <text:soft-page-break/>environmental knowledge <text:s/>on place-attachment and place-meanings is a part of the sense-of-place field that has only recently emerged, with the most recent and relevant study done by Kudryavtsev et al. (2012a). <text:s/>As far as this thesis research is concerned, this is the first study looking at the impact of environmentally educational place-based web-map stories on ecological place-meanings and place-attachment. <text:s text:c="2"/></text:p>
      <text:p text:style-name="P22"/>
      <text:p text:style-name="P22">Ideological Gaps</text:p>
      <text:p text:style-name="P13"><text:tab/>Another major gap in the literature arises from an ideological perspective. <text:s/>Herman (2008) argues that western ideology promotes a view of the physical environment as being purely mechanistic, with no spiritual or intrinsic values, which is the exact viewpoint taken on by Greider and Garkovich (1994), and others who claim that place-meanings are entirely a social construct. <text:s/>Our understanding of sense-of-place will be incomplete until we consider indigenous and other ideologies as well. <text:s/></text:p>
      <text:p text:style-name="P1"/>
      <text:p text:style-name="P1"/>
      <text:p text:style-name="P3"><text:tab/></text:p>
      <text:p text:style-name="P4">LITERATURE REVIEW: METHODS</text:p>
      <text:p text:style-name="P4"/>
      <text:p text:style-name="P4"/>
      <text:p text:style-name="P3"/>
      <text:p text:style-name="P4">Methodologies for Studying Place-attachment and Place-meanings </text:p>
      <text:p text:style-name="P7"/>
      <text:p text:style-name="P13"><text:tab/>Qualitative and quantitative research take very different approaches to measuring and studying place-attachment and place-meanings. <text:s/>In the reviewed literature, qualitative studies often use an interpretive research design, with data collection and analysis geared toward induction and theory generation. <text:s/>Quantitative studies on the other hand often use a positivist approach with deductive analysis and theory-testing techniques. </text:p>
      <text:p text:style-name="P13"/>
      <text:p text:style-name="P24"><text:soft-page-break/>Research Design</text:p>
      <text:p text:style-name="P13"><text:tab/>This methodological divergence is well reflected in the way place-meanings and place-attachment are studied. <text:s/>To begin with, quantitative research used a one-time mail-in survey to recruit a large and random sample of participants numbering in the several hundreds (Nanzer 2004; Stedman 2003; others?). <text:s/>Other strategies are also used, like intercepting people at a variety of locations and different times of the day with a short questionnaire, resulting in a smaller sample size of about or less than 100 people. (Scannell and Gifford 2010). <text:s/>Large and random samples allow for complex statistical analysis of the data, but smaller sample sizes can still be statistically analyzed. </text:p>
      <text:p text:style-name="P13"><text:s/><text:tab/>On the other hand, the reviewed qualitative research recruited a small and non-random population of participants through snowball sampling (e.g., Cantrill 1998; Manzo 2005; Davenport and Anderson 2005), with the goal of gaining a deep understanding of the complexities of people's place-attachment and place-meanings. </text:p>
      <text:p text:style-name="P13"/>
      <text:p text:style-name="P24">Instruments</text:p>
      <text:p text:style-name="P13"><text:tab/>Data collection instruments also vary. <text:s/>Open-ended interviews with follow-up questions (Cantrill 1998; Davenport and Anderson 2005) and semi-structured interviews (Gustafson 2001; Manzo 2005) prevail in qualitative research. <text:s/>Such methods allow the participant to fully express the complexity of the meanings and attachment they feel about a place. <text:s/></text:p>
      <text:p text:style-name="P13"><text:tab/>In the reviewed quantitative research, the most common instrument is the Likert-scale survey with author-defined statements reflective of place-attachment or place-meanings. <text:s/>Participants agree or disagree with the statements on a five-point scale (e.g., Nanzer 2004) or seven-point scale (e.g., Stedman 2003; Brehm, Eisenhauer, &amp; Stedman 2013). <text:s/>These surveys <text:soft-page-break/>essentially measure the level of participant agreement with author-defined place-attachment or place-meanings.</text:p>
      <text:p text:style-name="P13"><text:tab/>In quantitative research, place-attachment statements are designed to measure the strength of place-attachment (Stedman 2008) by having the participant choose their level of agreement or disagreement with the statements. <text:s/>Most quantitative research uses a place-attachment scale that is a set of statements as in Table 1 below. <text:s/>However, I must critique this approach. <text:s/>These statements are measuring place-identity and place-satisfaction, not place-attachment. The reasoning that is often supplied is that place-identity and place-satisfaction are strongly correlated with place-attachment; most authors use them as types of place-attachment. <text:s/>However, I can think of a number of instances where someone can be strongly attached to place, but not satisfied with it (a childhood home that is in dangerously decrepit condition?) or strongly identifies with a place, but is not attached to it (immigrants who strongly identify with their country of origin, but are not attached to it anymore?). <text:s/>For these reasons, this study uses more general statements of place-attachment as some of those in <text:span text:style-name="T6">Nanzer (2004) (unsure about citation here)</text:span>, like “This place is special to me”, or “This place is very important to me”. </text:p>
      <text:p text:style-name="P3"/>
      <text:p text:style-name="P35">Table <text:sequence text:ref-name="refTable1" text:name="Table" text:formula="ooow:Table+1" style:num-format="1">1</text:sequence>: <text:span text:style-name="T7">Statements from the Place-attachment scale in Kudryavtsev et al. (2012a)</text:span></text:p>
      <table:table table:name="Table5" table:style-name="Table5">
        <table:table-column table:style-name="Table5.A"/>
        <table:table-row>
          <table:table-cell table:style-name="Table5.A1" office:value-type="string">
            <text:p text:style-name="P33">The Bronx is the best place for what I like to do.</text:p>
          </table:table-cell>
        </table:table-row>
        <table:table-row>
          <table:table-cell table:style-name="Table5.A2" office:value-type="string">
            <text:p text:style-name="P33">Everything about the Bronx reflects who I am.</text:p>
          </table:table-cell>
        </table:table-row>
        <table:table-row>
          <table:table-cell table:style-name="Table5.A2" office:value-type="string">
            <text:p text:style-name="P33">I am more satisfied with the Bronx than other places. </text:p>
          </table:table-cell>
        </table:table-row>
      </table:table>
      <text:p text:style-name="Table"/>
      <text:p text:style-name="P13"><text:tab/>Place-meaning statements describe places and can answer the question of “What kind of a place is this?”. <text:s/>Some examples from Brehm, Eisenhauer, and Stedman (2013) are: <text:s/>“The lake is a family place” (social place-meaning), “The lake is a place of high environmental quality” (ecological place-meaning), and from Kudryavtsev et al. (2012a): “The Bronx is a <text:soft-page-break/>place where trees are an important part of the community” (ecological place-meaning), “The Bronx is a place to canoe and boat” (recreational place-meaning). <text:s/>Place-meaning statements can be categorized as examples of economic, social, family, ecological, and other place-meanings. <text:s/>But they they do not allow the participant to express their own place-meanings, like in qualitative research. <text:s/></text:p>
      <text:p text:style-name="P13"><text:tab/>Bridging the gap between qualitative and quantitative data gathering methods, Eisenhauer et al (2000) used open-ended mail-in surveys. <text:s/>This allowed the authors to reach a larger, random, population of potential participants, yet still achieve a certain depth and richness in their data as a result of leaving their survey open-ended. <text:s/>In general, there is a bit of disagreement about whether it is appropriate, or even possible, to quantify plae-attachment and place-meanings, which are highly interwoven and interdependent concepts. <text:s/>For an in-depth discussion on the topic, refer to Davenport and Anderson 2005, Stedman 2008, Manzo 2008, and Stewart 2008. </text:p>
      <text:p text:style-name="P13"/>
      <text:p text:style-name="P3"><text:span text:style-name="T3">Before and After Surveys (Pre-test/Post-test)</text:span></text:p>
      <text:p text:style-name="P3"><text:span text:style-name="T3"/></text:p>
      <text:p text:style-name="P13"><text:tab/>Within the sense-of-place literature, only Kudryavtsev et al. (2012a)' research <text:s/>objectives required the use of a pre/post survey. <text:s/>However, this method is common to the environmental education field to measure environmental awareness and knowledge before and after an educational intervention (e.g., Kubota et al. 2013; Stevenson et al. 2013). <text:s/>Like this thesis research, Kudryavtsev et al. (2012a)'s study is straddling the fields of environmental education and sense-of-place. <text:s text:c="3"/></text:p>
      <text:p text:style-name="P13"><text:tab/>Pre- and post- tests have been used to measure changes in knowledge as a result of playing online science games (Klisch et al. 2012), to compare differences in knowledge between online- and on-site- geomorphology field trips (Stumpf, Doughlass, &amp; Dorn 2008), to <text:soft-page-break/>study the effectiveness of storytelling versus traditional show-&amp;-tell (Hadzigeorgiou et al. 2011), and to measure the impact of direct vs indirect experiences with nature on environmental knowledge, attitudes and behavior (Duerden &amp; Witt 2010). <text:s/>The pre-survey assesses the knowledge or attitudes of the participant prior to an intervention, and the post-survey asks the same questions as to assess changes in participant knowledge or attitudes after the intervention. <text:s/>Pre-surveys are also commonly used to collect personal information, such as demographics, hobbies, place-of-origin (Stumpf, Douglass, and Dorn 2008; Klisch et al. 2012).</text:p>
      <text:p text:style-name="P3"/>
      <text:p text:style-name="P3"/>
      <text:p text:style-name="P3"/>
      <text:p text:style-name="P7">Analysis</text:p>
      <text:p text:style-name="P7"/>
      <text:p text:style-name="P13"><text:tab/>Quantitative research employs statistical methods to analyze its data. <text:s/>Factor analysis is used to study the factors that influence place-attachment and place-meanings (Stedman 2002; Brehm, Eisenhauer, and Stedman 2013), structural equation modeling was used to create a best-fit model for how environmental variables affect sense-of-place (Stedman 2003), and paired t-tests are used to study the impact of an environmental education program on place-attachment and place-meanings (Kudryavtsev et al. 2012a). <text:s/></text:p>
      <text:p text:style-name="P13"><text:tab/>Qualitative studies rely on coding and interpretation to analyze free-response survey questions. <text:s/>Responses are coded into typologies determined by the researcher to be best suited to their study. <text:s/>Eisenhauer, Krannich, and Blahna (2000) used “activity” and “reason” typologies to categorize the types of special places people become emotionally attached to in Utah. <text:s/>Cantrill (1998) and Davenport and Anderson (2005) used open-coding methodology to categorize responses to interview questions; the author identifies the dominant themes in each response through analysis of distinct features. <text:s/>Gustafson (2001)’s coding was at first very specific and used words directly from the responses, but as themes began to emerge, <text:soft-page-break/>thematically similar codes were merged under the same category (e.g., “nature”, “buildings” -&gt; “physical environment”). <text:s/>To interpret the data, Davenport and Anderson (2005) generated tables and concept maps that illuminated the underlying connectedness of the data.</text:p>
      <text:p text:style-name="P7"/>
      <text:p text:style-name="P3"/>
      <text:p text:style-name="P3"/>
      <text:p text:style-name="P4">RESEARCH METHODOLOGY</text:p>
      <text:p text:style-name="P3"/>
      <text:p text:style-name="P3"/>
      <text:p text:style-name="P7">Study Area</text:p>
      <text:p text:style-name="P7"/>
      <text:p text:style-name="P13"><text:tab/>The study area is the City of Berkeley, as outlined in Fig ?. The city’s population of 112,580 people is racially, economically, and culturally diverse. <text:s/>People from all over the world are drawn to Berkeley for its liberal culture, world-class academic institution, and geographic proximity to the thriving economic centers of San Francisco and Silicon Valley. <text:s/>More than a third of Berkeley’s population is transient, comprised of UC-Berkeley students, or working professionals, who ultimately go to live elsewhere. <text:s/></text:p>
      <text:p text:style-name="P12"><text:tab/>Berkeley is situated on the East Bay side of the San Francisco Bay Area, and its geography spans diverse natural habitats. <text:s/>On the west side of the city is the Berkeley waterfront, where we can find marshlands, wetlands, beaches and mudflats. <text:s/>From the waterfront to the hills, Berkeley is densely urbanized into industrial and commercial zones and medium intensity residential neighborhoods. <text:s/>Most residential neighborhoods form a mosaic of yard spaces that offer rich vegetation thanks to the mild Mediterranean climate. <text:s/>Further east into the hills, Berkeley maintains some park areas where we can find oak woodlands, grasslands and chaparral. <text:s/>This richness in habitat types allows a biodiverse community of wildlife, and particularly bird wildlife, to exist throughout the city of Berkeley. <text:s/>Lastly, Berkeley has 11 creeks, some of which are entirely culverted, but in a few places healthy riparian corridors continue to exist. <text:s text:c="3"/></text:p>
      <text:p text:style-name="P3"><text:soft-page-break/><text:span text:style-name="T3">Study Design</text:span></text:p>
      <text:p text:style-name="P3"><text:span text:style-name="T3"/></text:p>
      <text:p text:style-name="P12"><text:tab/>This study is partially modeled on Kudryavtsev et al. (2012a)'s, who study the impact of an urban environmental education program on place-attachment and ecological place-meanings in the Bronx. <text:s/>The environmental education intervention that is used in this study are two web-map stories, one on Berkeley’s creeks and another on Berkeley’s birds, designed specifically for this thesis research. <text:s/>Creeks and birds are personable examples of nature in the city and good mediums to discuss the complex ecological dimension of the places where we live, work, and play. <text:s/></text:p>
      <text:p text:style-name="P12"><text:tab/>The main objective of this thesis is to study the impact of place-based environmentally educational web-map stories on our ecological place-attachment and place-meanings, with a secondary objective to investigate how this impact depends on scale, gender, commitment to place, and geographic location. <text:s/>To observe this impact, the study is designed to capture changes in the strength of our ecological place-meanings and place-attachment resulting from interaction with the maps. <text:s/>This is done by having participants take a survey before and after the web-map story intervention. <text:s/>Lastly, participants will split into two groups based on their choice to explore the bird maps or the creek maps. <text:s/>These two groups will act as controls for each other. <text:s/>The collected data will be analyzed via mixed qualitative and quantitative methods: coding and interpretation of free-response questions, comparative statistics, unpaired and paired t-tests. <text:s/></text:p>
      <text:p text:style-name="P3"/>
      <text:p text:style-name="P7">Data Collection</text:p>
      <text:p text:style-name="P7"/>
      <text:p text:style-name="P13"><text:tab/>The target audience for this study are Berkeley residents 18 years or older, who are frequent users of the Internet. <text:s/>Participants are recruited through social media platforms like Facebook, NextDoor, Reddit, and Twitter, but also through snowball sampling. <text:s/>The target <text:soft-page-break/>participant sample size for each of the web-map stories is 50 people. If these recruitment methods do not produce enough participants, fliers are to be put up at local institutions like the Berkeley Public Library, Berkeley City College, Berkeley Adult School, community centers, a dentist’s office, and on public spaces like ball courts and parks. <text:s/></text:p>
      <text:p text:style-name="P3"/>
      <text:p text:style-name="P6">Instruments</text:p>
      <text:p text:style-name="P6"/>
      <text:p text:style-name="P12"><text:tab/>The data collection instrument is an anonymous survey that uses a variety of question types to collect information on a person’s background and relationship with Berkeley. <text:s/>The survey also uses statements reflective of place-attachment and place-meanings, allowing the participant to choose their level of agreement with the statements on a seven point Likert-scale. <text:s/>Please refer to the index to see the entire survey. <text:s/>Tables 2-5 below categorize all the survey questions and give reasons for their use. <text:s/></text:p>
      <text:p text:style-name="P12"><text:tab/>To keep the survey anonymous, both the pre- and post- surveys use the same set of personal questions, whose answers serve to identify the user. <text:s/>As long as the user keeps their answers consistent, their pre-survey can be matched to their post-survey. <text:s/>The second part of this instrument includes questions on the participant's background, and on their relationship with Berkeley. <text:s/>The participant is only presented with these questions during the pre-survey. <text:s/>The third part moves on to a set of place-attachment and place-meaning statements, and a couple of questions on intent for pro-environmental action and intent to seek direct experiences with birds/creeks. <text:s/>The last section is used only for the post-survey, to gauge map-related bias and to provide the user with a space to elaborate on their experience. </text:p>
      <text:p text:style-name="P1"/>
      <text:p text:style-name="P1"/>
      <text:p text:style-name="P1"/>
      <text:p text:style-name="P1"/>
      <text:p text:style-name="P35"><text:soft-page-break/>Table <text:sequence text:ref-name="refTable0" text:name="Table" text:formula="ooow:Table+1" style:num-format="1">2</text:sequence></text:p>
      <table:table table:name="Table1" table:style-name="Table1">
        <table:table-column table:style-name="Table1.A"/>
        <table:table-column table:style-name="Table1.B"/>
        <table:table-row>
          <table:table-cell table:style-name="Table1.A1" office:value-type="string">
            <text:p text:style-name="P15">Survey Questions: Part 1 </text:p>
            <text:p text:style-name="P15">(pre- and post- survey)</text:p>
          </table:table-cell>
          <table:table-cell table:style-name="Table1.B1" office:value-type="string">
            <text:p text:style-name="P15">Reason for Question</text:p>
          </table:table-cell>
        </table:table-row>
        <table:table-row>
          <table:table-cell table:style-name="Table1.A2" office:value-type="string">
            <text:p text:style-name="P16">Q1-4: </text:p>
            <text:p text:style-name="P16">Your favorite number; </text:p>
            <text:p text:style-name="P16">Year you graduated from high school; </text:p>
            <text:p text:style-name="P16">Name of your first pet; </text:p>
            <text:p text:style-name="P16">Name of the street you grew up on in third grade</text:p>
          </table:table-cell>
          <table:table-cell table:style-name="Table1.B2" office:value-type="string">
            <text:p text:style-name="P16">Answers serve to identify the user, without asking for their name. </text:p>
          </table:table-cell>
        </table:table-row>
      </table:table>
      <text:p text:style-name="Text_20_body"/>
      <text:p text:style-name="P35">Table <text:sequence text:ref-name="refTable2" text:name="Table" text:formula="ooow:Table+1" style:num-format="1">3</text:sequence></text:p>
      <table:table table:name="Table4" table:style-name="Table4">
        <table:table-column table:style-name="Table4.A"/>
        <table:table-column table:style-name="Table4.B"/>
        <table:table-header-rows>
          <table:table-row>
            <table:table-cell table:style-name="Table4.A1" office:value-type="string">
              <text:p text:style-name="P15">Survey Questions: Part 2 </text:p>
              <text:p text:style-name="P15">(pre-survey only)</text:p>
            </table:table-cell>
            <table:table-cell table:style-name="Table4.B1" office:value-type="string">
              <text:p text:style-name="P15">Reason for Question</text:p>
            </table:table-cell>
          </table:table-row>
        </table:table-header-rows>
        <table:table-row>
          <table:table-cell table:style-name="Table4.A2" office:value-type="string">
            <text:p text:style-name="P16">Q5-10: </text:p>
            <text:p text:style-name="P16">Where in Berkeley do you usually spend time outside?; As a kid, how often did you play outside?; </text:p>
            <text:p text:style-name="P16">As a kid, where did you most often play outside?; </text:p>
            <text:p text:style-name="P16">List some of your outdoor activities; </text:p>
            <text:p text:style-name="P16">What is your familiarity with birds/creeks in Berkeley?</text:p>
          </table:table-cell>
          <table:table-cell table:style-name="Table4.B2" office:value-type="string">
            <text:p text:style-name="P16">Help account for some biases / explain variation in data</text:p>
          </table:table-cell>
        </table:table-row>
        <table:table-row>
          <table:table-cell table:style-name="Table4.A2" office:value-type="string">
            <text:p text:style-name="P16">Q11: How long have you lived in Berkeley?</text:p>
            <text:p text:style-name="P14"/>
          </table:table-cell>
          <table:table-cell table:style-name="Table4.B2" office:value-type="string">
            <text:p text:style-name="P16">Length of residency influences place-attachment and place-meaning; will be used to understand variation in data</text:p>
          </table:table-cell>
        </table:table-row>
        <table:table-row>
          <table:table-cell table:style-name="Table4.A2" office:value-type="string">
            <text:p text:style-name="P16">Q12, 14, 15:</text:p>
            <text:p text:style-name="P16">Do you own or rent your Berkeley home? </text:p>
            <text:p text:style-name="P16">Do you enjoy living in Berkeley? </text:p>
            <text:p text:style-name="P16">Do you plan to move away from Berkeley in the near future?</text:p>
          </table:table-cell>
          <table:table-cell table:style-name="Table4.B2" office:value-type="string">
            <text:p text:style-name="P16">To help gauge commitment to place. I suspect that commitment to a place could also influence someone’s willingness to become more attached to a place or to care to see it in a different way. <text:s/></text:p>
          </table:table-cell>
        </table:table-row>
        <table:table-row>
          <table:table-cell table:style-name="Table4.A2" office:value-type="string">
            <text:p text:style-name="P16">Q13: What is the nearest intersection to your home? </text:p>
          </table:table-cell>
          <table:table-cell table:style-name="Table4.B2" office:value-type="string">
            <text:p text:style-name="P11">To see if geographical location affects the results. <text:s/>Geographic location is indicative of the local physical environment and neighborhood socioeconomics.</text:p>
          </table:table-cell>
        </table:table-row>
      </table:table>
      <text:p text:style-name="P1"/>
      <text:p text:style-name="P1"/>
      <text:p text:style-name="P1"/>
      <text:p text:style-name="P35">Table <text:sequence text:ref-name="refTable3" text:name="Table" text:formula="ooow:Table+1" style:num-format="1">4</text:sequence></text:p>
      <table:table table:name="Table2" table:style-name="Table2">
        <table:table-column table:style-name="Table2.A"/>
        <table:table-column table:style-name="Table2.B"/>
        <table:table-row>
          <table:table-cell table:style-name="Table2.A1" office:value-type="string">
            <text:p text:style-name="P15">Survey Questions: Part 3</text:p>
            <text:p text:style-name="P15">(pre- and post- survey)</text:p>
          </table:table-cell>
          <table:table-cell table:style-name="Table2.B1" office:value-type="string">
            <text:p text:style-name="P15">Reason for Question</text:p>
          </table:table-cell>
        </table:table-row>
        <table:table-row>
          <table:table-cell table:style-name="Table2.A2" office:value-type="string">
            <text:p text:style-name="P16">Q16-18: </text:p>
            <text:p text:style-name="P11">[My yard, My neighborhood, Berkeley’s waterfront] is a special place to me because it provides habitat for local and migrating birds.</text:p>
          </table:table-cell>
          <table:table-cell table:style-name="Table2.B2" office:value-type="string">
            <text:p text:style-name="P16">{Birds, Place-attachment}</text:p>
            <text:p text:style-name="P16">Measuring the strength of our attachment to the ecological dimensions of a place. The variation in places from local and near to larger and further away, provides comparison for different scales.</text:p>
          </table:table-cell>
        </table:table-row>
        <table:table-row>
          <table:table-cell table:style-name="Table2.A2" office:value-type="string">
            <text:p text:style-name="P16">Q19-21: </text:p>
            <text:p text:style-name="P11">[My yard, My neighborhood, Berkeley’s waterfront] is a place where I can look for wild birds.</text:p>
          </table:table-cell>
          <table:table-cell table:style-name="Table2.B2" office:value-type="string">
            <text:p text:style-name="P16">{Birds, Place-meaning}</text:p>
            <text:p text:style-name="P16">Measuring the strength of the ecological meaning attributed to place. <text:s/>The variation in places from local and near to larger and further away, provides comparison for different scales.</text:p>
          </table:table-cell>
        </table:table-row>
        <table:table-row>
          <table:table-cell table:style-name="Table2.A2" office:value-type="string">
            <text:p text:style-name="P16">Q23; 29: </text:p>
            <text:p text:style-name="P16"><text:soft-page-break/>I would like to get involved in local efforts that protect/restore/improve bird/creek habitat in Berkeley. </text:p>
          </table:table-cell>
          <table:table-cell table:style-name="Table2.B2" office:value-type="string">
            <text:p text:style-name="P16">Measuring intent for pro-environmental action. This <text:soft-page-break/>helps me understand if the maps urged people to act.</text:p>
          </table:table-cell>
        </table:table-row>
        <table:table-row>
          <table:table-cell table:style-name="Table2.A2" office:value-type="string">
            <text:p text:style-name="P16">Q22; 28: </text:p>
            <text:p text:style-name="P16">I am excited to look for birds in my yard, neighborhood, and in Berkeley's parks. </text:p>
            <text:p text:style-name="P16">I am excited to find and explore Berkeley's creeks. </text:p>
          </table:table-cell>
          <table:table-cell table:style-name="Table2.B2" office:value-type="string">
            <text:p text:style-name="P16">Measuring intent to seek direct experiences with birds/creeks. <text:s/>Helps me understand if the maps urged people to go outside and explore in-person.</text:p>
          </table:table-cell>
        </table:table-row>
        <table:table-row>
          <table:table-cell table:style-name="Table2.A2" office:value-type="string">
            <text:p text:style-name="P16">Q24, 25, 27:</text:p>
            <text:p text:style-name="P11">Berkeley’s creeks are places where I can find nature in the city.</text:p>
            <text:p text:style-name="P11">Berkeley’s creek are places that provide a diverse set of habitats and support a lot of wildlife.</text:p>
            <text:p text:style-name="P11">My local creek is a place that connects everyone in its watershed. </text:p>
          </table:table-cell>
          <table:table-cell table:style-name="Table2.B2" office:value-type="string">
            <text:p text:style-name="P16">{Creeks, Place-meaning}</text:p>
            <text:p text:style-name="P16">Measuring the strength of the ecological meaning attributed to place. <text:s/></text:p>
          </table:table-cell>
        </table:table-row>
        <table:table-row>
          <table:table-cell table:style-name="Table2.A2" office:value-type="string">
            <text:p text:style-name="P16">Q26:</text:p>
            <text:p text:style-name="P11">My local creek is special to me, because it provides habitat for many plant and animal species.</text:p>
          </table:table-cell>
          <table:table-cell table:style-name="Table2.B2" office:value-type="string">
            <text:p text:style-name="P16">{Creeks, Place-attachment}</text:p>
            <text:p text:style-name="P16">Measuring the strength of our attachment to the ecological dimensions of a place. </text:p>
          </table:table-cell>
        </table:table-row>
      </table:table>
      <text:p text:style-name="P1"/>
      <text:p text:style-name="P1"/>
      <text:p text:style-name="P35">Table <text:sequence text:ref-name="refTable4" text:name="Table" text:formula="ooow:Table+1" style:num-format="1">5</text:sequence></text:p>
      <table:table table:name="Table3" table:style-name="Table3">
        <table:table-column table:style-name="Table3.A"/>
        <table:table-column table:style-name="Table3.B"/>
        <table:table-row>
          <table:table-cell table:style-name="Table3.A1" office:value-type="string">
            <text:p text:style-name="P15">Survey Questions: Part 4 </text:p>
            <text:p text:style-name="P15">(post-survey only)</text:p>
          </table:table-cell>
          <table:table-cell table:style-name="Table3.B1" office:value-type="string">
            <text:p text:style-name="P15">Reason for Question</text:p>
          </table:table-cell>
        </table:table-row>
        <table:table-row>
          <table:table-cell table:style-name="Table3.A2" office:value-type="string">
            <text:p text:style-name="P16">Q30-32: </text:p>
            <text:p text:style-name="P16">Altogether, how much time did you spend exploring the maps?</text:p>
            <text:p text:style-name="P16">Did you have any experiences with birds/creeks after you looked at the maps?</text:p>
            <text:p text:style-name="P16">How easy/difficult was it to use the maps?</text:p>
          </table:table-cell>
          <table:table-cell table:style-name="Table3.B2" office:value-type="string">
            <text:p text:style-name="P16">Used to understand possible bias / variations in data</text:p>
          </table:table-cell>
        </table:table-row>
        <table:table-row>
          <table:table-cell table:style-name="Table3.A2" office:value-type="string">
            <text:p text:style-name="P16">Q33: </text:p>
            <text:p text:style-name="P16"/>
            <text:p text:style-name="P16">{Bird survey}: Please elaborate on how learning from these maps changed what your local creek (or another Berkeley creek) means to you. <text:s/>Is it any more special to you? </text:p>
            <text:p text:style-name="P16"/>
            <text:p text:style-name="P16">{Creek survey}: Please elaborate on how learning from these maps changed what yard/neighborhood/local parks mean to you. <text:s/>Are they any more special to you? </text:p>
          </table:table-cell>
          <table:table-cell table:style-name="Table3.B2" office:value-type="string">
            <text:p text:style-name="P16">These are required, free response, questions. <text:s/>Participants may answer at length. <text:s/>It provides an opportunity to expand on any of the previous questions or to provide new information. <text:s/></text:p>
          </table:table-cell>
        </table:table-row>
      </table:table>
      <text:p text:style-name="P6"/>
      <text:p text:style-name="P6"/>
      <text:p text:style-name="P6">Map Creation</text:p>
      <text:p text:style-name="P6"/>
      <text:p text:style-name="P12"><text:span text:style-name="T3"><text:tab/></text:span><text:span text:style-name="T9">As a disclaimer, this thesis will not discuss the web-map creation process in detail, or analyze the effectiveness of the web-maps as an educational tool. <text:s/>Unfortunately, that is beyond this study, and could probably be a thesis of its own. <text:s/>However, I am including a brief description of the web-map story creation process. <text:s/></text:span></text:p>
      <text:p text:style-name="P12"><text:soft-page-break/><text:span text:style-name="T9"><text:tab/>Two web-maps are designed for this study: one </text:span>is on birds in Berkeley and the other is on creeks in Berkeley. <text:s/>The data for the bird maps comes from eBird, iNaturalist, field guides on local birds, but also from personal and local birder knowledge. <text:s/>The information and GIS data for Berkeley's creeks comes from the extensive website on East Bay creeks compiled by the Oakland Museum of California, as well as resources from the City of Berkeley. <text:s/></text:p>
      <text:p text:style-name="P12"><text:tab/>The web maps are embedded in a simple website, which is also designed specifically for this study, and requires browser programming languages like JavaScript, HTML, and CSS. <text:s/>The online maps use a background basemap from Mapbox, but also some digitized historical USGS land surveys. <text:s/>Adding and display geographic features like points, lines, and polygons on top of the basemap is done through GeoJSON encoding. <text:s/>The user-interactive components of the map are done with Leaflet, a free open source JavaScript library specifically designed to allow for programming interactivity into online maps. </text:p>
      <text:p text:style-name="P12"/>
      <text:p text:style-name="P21">Web-map Story Board</text:p>
      <text:p text:style-name="P12"><text:tab/>Each web-map story is actually a succession of maps, where each map has its own topic or theme. Together, the succession of maps tell a story. <text:s/>Both the creek and bird web-map stories are comprised of 9 individual maps. <text:s/>Table 6 below provides summarize the main themes for the individual maps within the bird and creek map stories. <text:s/>The stories emphasize the presence of wildlife and nature in our urban places, and the ecological role of yards, neighborhoods, parks, and creeks. <text:s/>Another main component of the maps is past and present human use, how we both degrade and restore these places. <text:s/>The last map will be a guide on simple things we can all do to be better stewards of our urban wildlife and creeks. </text:p>
      <text:p text:style-name="P12"/>
      <text:p text:style-name="P1"/>
      <text:p text:style-name="P35"><text:soft-page-break/>Table <text:sequence text:ref-name="refTable5" text:name="Table" text:formula="ooow:Table+1" style:num-format="1">6</text:sequence> : Bird and creek web-map story boards</text:p>
      <table:table table:name="Table6" table:style-name="Table6">
        <table:table-column table:style-name="Table6.A" table:number-columns-repeated="2"/>
        <table:table-row>
          <table:table-cell table:style-name="Table6.A1" office:value-type="string">
            <text:p text:style-name="P34">Bird Web-map Story Board</text:p>
          </table:table-cell>
          <table:table-cell table:style-name="Table6.B1" office:value-type="string">
            <text:p text:style-name="P34">Creek Web-map Story Board</text:p>
          </table:table-cell>
        </table:table-row>
        <table:table-row>
          <table:table-cell table:style-name="Table6.A2" office:value-type="string">
            <text:p text:style-name="P14">Major bird habitat types in Berkeley </text:p>
          </table:table-cell>
          <table:table-cell table:style-name="Table6.B2" office:value-type="string">
            <text:p text:style-name="P14">General map of all 11 creeks</text:p>
          </table:table-cell>
        </table:table-row>
        <table:table-row>
          <table:table-cell table:style-name="Table6.A2" office:value-type="string">
            <text:p text:style-name="P14">Bird biodiversity in each major habitat type</text:p>
          </table:table-cell>
          <table:table-cell table:style-name="Table6.B2" office:value-type="string">
            <text:p text:style-name="P14">Understanding creek terminology, workings</text:p>
          </table:table-cell>
        </table:table-row>
        <table:table-row>
          <table:table-cell table:style-name="Table6.A2" office:value-type="string">
            <text:p text:style-name="P14">Birds in our yards and neighborhoods</text:p>
          </table:table-cell>
          <table:table-cell table:style-name="Table6.B2" office:value-type="string">
            <text:p text:style-name="P14">How the Ohlone used the creeks</text:p>
          </table:table-cell>
        </table:table-row>
        <table:table-row>
          <table:table-cell table:style-name="Table6.A2" office:value-type="string">
            <text:p text:style-name="P14">Birds at the Berkeley waterfront</text:p>
          </table:table-cell>
          <table:table-cell table:style-name="Table6.B2" office:value-type="string">
            <text:p text:style-name="P14">How early Europeans used the creeks</text:p>
          </table:table-cell>
        </table:table-row>
        <table:table-row>
          <table:table-cell table:style-name="Table6.A2" office:value-type="string">
            <text:p text:style-name="P14">Birds at the Berkeley hills</text:p>
          </table:table-cell>
          <table:table-cell table:style-name="Table6.B2" office:value-type="string">
            <text:p text:style-name="P14">Creek culverting, storm drains</text:p>
          </table:table-cell>
        </table:table-row>
        <table:table-row>
          <table:table-cell table:style-name="Table6.A2" office:value-type="string">
            <text:p text:style-name="P14">Endangered / Declining Species</text:p>
          </table:table-cell>
          <table:table-cell table:style-name="Table6.B2" office:value-type="string">
            <text:p text:style-name="P14">Fish and wildlife</text:p>
          </table:table-cell>
        </table:table-row>
        <table:table-row>
          <table:table-cell table:style-name="Table6.A2" office:value-type="string">
            <text:p text:style-name="P14">Human Impacts</text:p>
          </table:table-cell>
          <table:table-cell table:style-name="Table6.B2" office:value-type="string">
            <text:p text:style-name="P14">Human impacts</text:p>
          </table:table-cell>
        </table:table-row>
        <table:table-row>
          <table:table-cell table:style-name="Table6.A2" office:value-type="string">
            <text:p text:style-name="P14">Restoration efforts</text:p>
          </table:table-cell>
          <table:table-cell table:style-name="Table6.B2" office:value-type="string">
            <text:p text:style-name="P14">Restoration efforts</text:p>
          </table:table-cell>
        </table:table-row>
        <table:table-row>
          <table:table-cell table:style-name="Table6.A2" office:value-type="string">
            <text:p text:style-name="P14">What we can do</text:p>
          </table:table-cell>
          <table:table-cell table:style-name="Table6.B2" office:value-type="string">
            <text:p text:style-name="P14">What we can do</text:p>
          </table:table-cell>
        </table:table-row>
      </table:table>
      <text:p text:style-name="P1"/>
      <text:p text:style-name="P1"/>
      <text:p text:style-name="P6">Analysis </text:p>
      <text:p text:style-name="P3"/>
      <text:p text:style-name="P3"><text:tab/>Once the data is collected, a number of mixed analytical methods will be applied to reach the study objectives. <text:s/>Comparative statistics, like calculating means, can be used to summarize quantitative answers. <text:s/></text:p>
      <text:p text:style-name="P3">Paired t-test</text:p>
      <text:p text:style-name="P3"/>
      <text:p text:style-name="P3"><text:tab/>Paired t-tests are commonly used in studies with before and after tests or Likert-scale surveys (). <text:s/>The paired t-test allows us to compare two statistical means for the same population and to conclude if there is a statistically significant difference in those means. <text:s/>A classic example is a class of students whom are given a test before and after a school lesson. <text:s/>The paired t-test can tell us if the school lesson had a statistically significant impact on their scores. <text:s/>This study is essentially the same: I have a participant population that is taking a survey before and after interacting with an educational tool. <text:s/>The paired t-test is performed for each of the Likert-scale questions to look for a statistically significant difference in place-meaning and place-attachment resulting from the web-map story educational intervention. <text:s/></text:p>
      <text:p text:style-name="P3"/>
      <text:p text:style-name="P7">Bias</text:p>
      <text:p text:style-name="P7"/>
      <text:p text:style-name="P7">Bias designed to be captured:</text:p>
      <text:p text:style-name="P3"><text:tab/>The survey above includes questions that attempt to foresee and capture possible bias. <text:s/>Again, the main objective of this study is to investigate the impact of knowledge on the strength of our place-attachment and place-meanings. <text:s/>If the medium that this knowledge is conveyed through – namely, a web-map story – is for some reason not consistently easy to use, then that reality will be reflected in the data. <text:s/>For example, Klisch et al. (2012) conclude that students who found it easier to interact with an online educational science game learned more from it. <text:s/>For this reason, it is important to ask participants if they had difficulty using the maps. <text:s/>Along the same line, bias can occur as a result of variations in the time spent interacting with the maps, or if the participant had an in-person experience with birds or creeks in <text:soft-page-break/>between the pre- and post-survey. <text:s/>Again, the survey instrument attempts to capture such bias.</text:p>
      <text:p text:style-name="P3"><text:tab/>Other bias can come from the extent of a person's prior experiences with nature, which may determine their interest and desire to learn about birds and creeks. <text:s/>In cases where the participants are already highly knowledgeable, the maps won't be able to provide them with any new information. <text:s/>There are a few questions geared to capture this possibility. </text:p>
      <text:p text:style-name="P1"/>
      <text:p text:style-name="P9">Bias that is unaccounted for:</text:p>
      <text:p text:style-name="P1"><text:tab/>This study does not account for how a person's existing feelings about a place might affect their ability to become more attached, or to attribute new (ecological) place-meanings. <text:s/>Negative experiences could influence the desire for someone to obtain new knowledge about a place, and their inclination to experience the place in person or to get involved in volunteer restoration activities. <text:s/>Unfortunately, this is a variable that the survey does not account for.</text:p>
      <text:p text:style-name="P3"/>
      <text:p text:style-name="P3"/>
      <text:p text:style-name="P3"/>
      <text:p text:style-name="P3"/>
      <text:p text:style-name="P3"/>
      <text:p text:style-name="P7">Expected Results</text:p>
      <text:p text:style-name="P7"/>
      <text:p text:style-name="P7">?</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Bitstream Charter" svg:font-family="'Bitstream Charter'"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in" fo:margin-bottom="0.0835in"/>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4-22T13:47:15</dc:date>
    <meta:editing-duration>PT9H26M19S</meta:editing-duration>
    <meta:editing-cycles>65</meta:editing-cycles>
    <meta:generator>LibreOffice/3.5$Linux_x86 LibreOffice_project/350m1$Build-2</meta:generator>
    <meta:document-statistic meta:table-count="6" meta:image-count="0" meta:object-count="0" meta:page-count="30" meta:paragraph-count="220" meta:word-count="8353" meta:character-count="54999" meta:non-whitespace-character-count="46409"/>
  </office:meta>
</office:document-meta>
</file>